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c721d" officeooo:paragraph-rsid="001c721d"/>
    </style:style>
    <style:style style:name="P2" style:family="paragraph" style:parent-style-name="Standard">
      <style:text-properties fo:font-style="italic" style:font-style-asian="italic"/>
    </style:style>
    <style:style style:name="P3" style:family="paragraph" style:parent-style-name="Standard">
      <style:text-properties style:font-name="Times New Roman" fo:font-size="12pt" style:font-size-asian="12pt" style:language-asian="de" style:country-asian="AT" style:font-name-complex="Times New Roman" style:font-size-complex="12pt"/>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list-style-name="WW8Num5">
      <style:text-properties style:font-name="Times New Roman" style:font-name-complex="Times New Roman"/>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4917in" fo:margin-right="0in" fo:text-indent="0in" style:auto-text-indent="false"/>
    </style:style>
    <style:style style:name="P9" style:family="paragraph" style:parent-style-name="Standard">
      <style:paragraph-properties fo:margin-left="0.9835in" fo:margin-right="0in" fo:text-indent="0in" style:auto-text-indent="false"/>
    </style:style>
    <style:style style:name="P10" style:family="paragraph" style:parent-style-name="Standard">
      <style:paragraph-properties fo:margin-top="0.1945in" fo:margin-bottom="0.1945in" loext:contextual-spacing="false"/>
    </style:style>
    <style:style style:name="P11"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2"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13"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2eb26" officeooo:paragraph-rsid="0032eb26" style:font-size-asian="12pt" style:font-name-complex="Times New Roman" style:font-size-complex="12pt"/>
    </style:style>
    <style:style style:name="P14"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62e2d" officeooo:paragraph-rsid="00362e2d" style:font-size-asian="12pt" style:font-name-complex="Times New Roman" style:font-size-complex="12pt"/>
    </style:style>
    <style:style style:name="P15"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16"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17" style:family="paragraph" style:parent-style-name="Standard">
      <style:paragraph-properties fo:margin-top="0.1945in" fo:margin-bottom="0.1945in" loext:contextual-spacing="false"/>
      <style:text-properties style:font-name="Times New Roman" fo:font-size="12pt" style:font-size-asian="12pt" style:language-asian="de" style:country-asian="AT" style:font-name-complex="Times New Roman" style:font-size-complex="12pt"/>
    </style:style>
    <style:style style:name="P18"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weight="bold" style:font-size-asian="12pt" style:font-weight-asian="bold" style:font-name-complex="Times New Roman" style:font-size-complex="12pt" style:font-weight-complex="bold"/>
    </style:style>
    <style:style style:name="P19" style:family="paragraph" style:parent-style-name="Standard">
      <style:paragraph-properties fo:margin-top="0.1945in" fo:margin-bottom="0.1945in"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20" style:family="paragraph" style:parent-style-name="Standard">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21" style:family="paragraph" style:parent-style-name="Standard" style:list-style-name="L1">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22" style:family="paragraph" style:parent-style-name="Standard" style:list-style-name="L2">
      <style:paragraph-properties fo:margin-top="0.1945in" fo:margin-bottom="0.1945in" loext:contextual-spacing="false" style:text-autospace="ideograph-alpha" style:punctuation-wrap="hanging" style:vertical-align="auto"/>
      <style:text-properties style:font-name="Times New Roman" officeooo:rsid="0028e8df" officeooo:paragraph-rsid="0028e8df" style:font-name-complex="Times New Roman"/>
    </style:style>
    <style:style style:name="P23" style:family="paragraph" style:parent-style-name="Standard">
      <style:paragraph-properties fo:margin-top="0.1945in" fo:margin-bottom="0.1945in" loext:contextual-spacing="false"/>
      <style:text-properties officeooo:paragraph-rsid="002585ba"/>
    </style:style>
    <style:style style:name="P24" style:family="paragraph" style:parent-style-name="Standard">
      <style:paragraph-properties fo:margin-top="0.1945in" fo:margin-bottom="0.1945in" loext:contextual-spacing="false"/>
      <style:text-properties officeooo:paragraph-rsid="002aa043"/>
    </style:style>
    <style:style style:name="P25" style:family="paragraph" style:parent-style-name="Standard" style:list-style-name="L3">
      <style:paragraph-properties fo:margin-top="0.1945in" fo:margin-bottom="0.1945in" loext:contextual-spacing="false"/>
      <style:text-properties officeooo:paragraph-rsid="002aa043"/>
    </style:style>
    <style:style style:name="P26" style:family="paragraph" style:parent-style-name="Standard" style:list-style-name="L3">
      <style:paragraph-properties fo:margin-top="0.1945in" fo:margin-bottom="0.1945in" loext:contextual-spacing="false"/>
      <style:text-properties officeooo:rsid="002aa043" officeooo:paragraph-rsid="002aa043"/>
    </style:style>
    <style:style style:name="P27" style:family="paragraph" style:parent-style-name="Standard" style:list-style-name="L3">
      <style:paragraph-properties fo:margin-top="0.1945in" fo:margin-bottom="0.1945in" loext:contextual-spacing="false"/>
      <style:text-properties officeooo:rsid="003457b3" officeooo:paragraph-rsid="003457b3"/>
    </style:style>
    <style:style style:name="P28"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29"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aa043" officeooo:paragraph-rsid="002aa043" style:font-size-asian="12pt" style:font-name-complex="Times New Roman" style:font-size-complex="12pt"/>
    </style:style>
    <style:style style:name="P30"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31" style:family="paragraph" style:parent-style-name="Standard" style:list-style-name="WW8Num12">
      <style:paragraph-properties fo:margin-top="0in" fo:margin-bottom="0in" loext:contextual-spacing="false"/>
      <style:text-properties style:font-name="Times New Roman" fo:font-size="12pt" officeooo:paragraph-rsid="002d22ad" style:font-size-asian="12pt" style:language-asian="de" style:country-asian="AT" style:font-name-complex="Times New Roman" style:font-size-complex="12pt"/>
    </style:style>
    <style:style style:name="P32" style:family="paragraph" style:parent-style-name="Standard" style:list-style-name="WW8Num11">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3" style:family="paragraph" style:parent-style-name="Standard" style:list-style-name="WW8Num4">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4" style:family="paragraph" style:parent-style-name="Standard" style:list-style-name="WW8Num3">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5" style:family="paragraph" style:parent-style-name="Standard" style:list-style-name="WW8Num2">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6" style:family="paragraph" style:parent-style-name="Standard" style:list-style-name="WW8Num7">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7" style:family="paragraph" style:parent-style-name="Standard" style:list-style-name="WW8Num9">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8" style:family="paragraph" style:parent-style-name="Standard" style:list-style-name="WW8Num11">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9" style:family="paragraph" style:parent-style-name="Standard" style:list-style-name="WW8Num4">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0" style:family="paragraph" style:parent-style-name="Standard" style:list-style-name="WW8Num3">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1" style:family="paragraph" style:parent-style-name="Standard" style:list-style-name="WW8Num2">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2" style:family="paragraph" style:parent-style-name="Standard" style:list-style-name="WW8Num7">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3" style:family="paragraph" style:parent-style-name="Standard" style:list-style-name="WW8Num9">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4"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45"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officeooo:rsid="002d22ad" officeooo:paragraph-rsid="002d22ad" style:font-size-asian="12pt" style:font-name-complex="Times New Roman" style:font-size-complex="12pt"/>
    </style:style>
    <style:style style:name="P46" style:family="paragraph" style:parent-style-name="Standard" style:master-page-name="">
      <style:paragraph-properties fo:margin-top="0.1902in" fo:margin-bottom="0.0201in" loext:contextual-spacing="false" fo:line-height="0.2in" style:page-number="auto" style:shadow="none" style:text-autospace="ideograph-alpha" style:punctuation-wrap="hanging" style:vertical-align="auto"/>
      <style:text-properties style:font-name="Times New Roman" officeooo:rsid="0028e8df" officeooo:paragraph-rsid="0028e8df" style:font-name-complex="Times New Roman"/>
    </style:style>
    <style:style style:name="P47" style:family="paragraph" style:parent-style-name="Standard">
      <style:paragraph-properties fo:margin-top="0.1902in" fo:margin-bottom="0.0201in" loext:contextual-spacing="false" fo:line-height="0.2in" style:shadow="none" style:text-autospace="ideograph-alpha" style:punctuation-wrap="hanging" style:vertical-align="auto"/>
      <style:text-properties style:font-name="Times New Roman" officeooo:rsid="0028e8df" officeooo:paragraph-rsid="0028e8df" style:font-name-complex="Times New Roman"/>
    </style:style>
    <style:style style:name="P48" style:family="paragraph" style:parent-style-name="Heading_20_1">
      <style:text-properties style:font-name="Times New Roman" style:font-name-complex="Times New Roman"/>
    </style:style>
    <style:style style:name="P49" style:family="paragraph" style:parent-style-name="Heading_20_1">
      <style:paragraph-properties fo:text-align="center" style:justify-single-word="false"/>
      <style:text-properties officeooo:rsid="001c721d" officeooo:paragraph-rsid="001c721d"/>
    </style:style>
    <style:style style:name="P50" style:family="paragraph" style:parent-style-name="Heading_20_1" style:master-page-name="Standard">
      <style:paragraph-properties style:page-number="auto"/>
      <style:text-properties officeooo:rsid="001c721d" officeooo:paragraph-rsid="001c721d"/>
    </style:style>
    <style:style style:name="T1" style:family="text">
      <style:text-properties fo:font-style="italic" style:font-style-asian="italic"/>
    </style:style>
    <style:style style:name="T2" style:family="text">
      <style:text-properties style:font-name="Times New Roman" style:font-name-complex="Times New Roman"/>
    </style:style>
    <style:style style:name="T3" style:family="text">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T4" style:family="text">
      <style:text-properties style:font-name="Times New Roman" fo:font-size="12pt" fo:font-style="italic" fo:font-weight="bold" style:font-size-asian="12pt" style:language-asian="de" style:country-asian="AT" style:font-style-asian="italic" style:font-weight-asian="bold" style:font-name-complex="Times New Roman" style:font-size-complex="12pt" style:font-style-complex="italic" style:font-weight-complex="bold"/>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style:font-size-asian="12pt" style:language-asian="de" style:country-asian="AT" style:font-name-complex="Times New Roman" style:font-size-complex="12pt"/>
    </style:style>
    <style:style style:name="T7" style:family="text">
      <style:text-properties style:font-name="Times New Roman" fo:font-size="12pt" fo:font-style="normal" fo:font-weight="normal" officeooo:rsid="001c721d" style:font-size-asian="12pt" style:language-asian="de" style:country-asian="AT" style:font-style-asian="normal" style:font-weight-asian="normal" style:font-name-complex="Times New Roman" style:font-size-complex="12pt" style:font-style-complex="normal" style:font-weight-complex="normal"/>
    </style:style>
    <style:style style:name="T8" style:family="text">
      <style:text-properties style:font-name="Times New Roman" fo:font-size="12pt" fo:font-style="normal" fo:font-weight="normal" officeooo:rsid="001de84a" style:font-size-asian="12pt" style:language-asian="de" style:country-asian="AT" style:font-style-asian="normal" style:font-weight-asian="normal" style:font-name-complex="Times New Roman" style:font-size-complex="12pt" style:font-style-complex="normal" style:font-weight-complex="normal"/>
    </style:style>
    <style:style style:name="T9" style:family="text">
      <style:text-properties style:font-name="Times New Roman" fo:font-size="12pt" fo:font-style="normal" fo:font-weight="normal" officeooo:rsid="001fcb1e" style:font-size-asian="12pt" style:language-asian="de" style:country-asian="A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fo:font-weight="normal" officeooo:rsid="001ff551" style:font-size-asian="12pt" style:language-asian="de" style:country-asian="A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fo:font-weight="normal" officeooo:rsid="0020fd3e" style:font-size-asian="12pt" style:language-asian="de" style:country-asian="A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fo:font-weight="normal" officeooo:rsid="002585ba" style:font-size-asian="12pt" style:language-asian="de" style:country-asian="A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fo:font-weight="normal" officeooo:rsid="00273625" style:font-size-asian="12pt" style:language-asian="de" style:country-asian="A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weight="normal" style:font-size-asian="12pt" style:language-asian="de" style:country-asian="AT" style:font-weight-asian="normal" style:font-name-complex="Times New Roman" style:font-size-complex="12pt" style:font-weight-complex="normal"/>
    </style:style>
    <style:style style:name="T15" style:family="text">
      <style:text-properties style:font-name="Times New Roman" fo:font-size="12pt" fo:font-weight="normal" officeooo:rsid="0024325f" style:font-size-asian="12pt" style:language-asian="de" style:country-asian="AT" style:font-weight-asian="normal" style:font-name-complex="Times New Roman" style:font-size-complex="12pt" style:font-weight-complex="normal"/>
    </style:style>
    <style:style style:name="T16" style:family="text">
      <style:text-properties style:font-name="Times New Roman" fo:font-size="12pt" fo:font-weight="normal" officeooo:rsid="0024750c" style:font-size-asian="12pt" style:language-asian="de" style:country-asian="AT" style:font-weight-asian="normal" style:font-name-complex="Times New Roman" style:font-size-complex="12pt" style:font-weight-complex="normal"/>
    </style:style>
    <style:style style:name="T17" style:family="text">
      <style:text-properties style:font-name="Times New Roman" fo:font-size="12pt" fo:font-weight="normal" officeooo:rsid="002aa043" style:font-size-asian="12pt" style:language-asian="de" style:country-asian="AT" style:font-weight-asian="normal" style:font-name-complex="Times New Roman" style:font-size-complex="12pt" style:font-weight-complex="normal"/>
    </style:style>
    <style:style style:name="T18" style:family="text">
      <style:text-properties fo:font-weight="bold" style:font-weight-asian="bold" style:font-weight-complex="bold"/>
    </style:style>
    <style:style style:name="T19" style:family="text">
      <style:text-properties fo:font-size="12pt" style:font-size-asian="12pt" style:font-size-complex="12pt"/>
    </style:style>
    <style:style style:name="T20" style:family="text">
      <style:text-properties style:language-asian="de" style:country-asian="AT"/>
    </style:style>
    <style:style style:name="T21" style:family="text">
      <style:text-properties fo:color="#0000ff" style:font-name="Times New Roman" fo:font-size="12pt" style:text-underline-style="solid" style:text-underline-width="auto" style:text-underline-color="font-color" style:font-size-asian="12pt" style:language-asian="de" style:country-asian="AT" style:font-name-complex="Times New Roman" style:font-size-complex="12pt"/>
    </style:style>
    <style:style style:name="T22" style:family="text">
      <style:text-properties fo:color="#0000ff" style:font-name="Times New Roman" fo:font-size="12pt" fo:font-style="italic" style:font-size-asian="12pt" style:language-asian="de" style:country-asian="AT" style:font-style-asian="italic" style:font-name-complex="Times New Roman" style:font-size-complex="12pt" style:font-style-complex="italic"/>
    </style:style>
    <style:style style:name="T23" style:family="text">
      <style:text-properties fo:font-weight="normal" style:font-weight-asian="normal" style:font-weight-complex="normal"/>
    </style:style>
    <style:style style:name="T24" style:family="text">
      <style:text-properties fo:font-size="48pt" style:font-size-asian="48pt" style:font-size-complex="48pt"/>
    </style:style>
    <style:style style:name="T25" style:family="text">
      <style:text-properties officeooo:rsid="002d22ad"/>
    </style:style>
    <style:style style:name="T26" style:family="text">
      <style:text-properties officeooo:rsid="00315be0"/>
    </style:style>
    <style:style style:name="T27" style:family="text">
      <style:text-properties officeooo:rsid="00362e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h text:style-name="Heading_20_1" text:outline-level="1"/>
      <text:h text:style-name="P49" text:outline-level="1"><text:span text:style-name="T24">Pflichtenheft</text:span> </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Pflichtenheft Vorlage</text:h>
      <text:p text:style-name="P2"/>
      <text:p text:style-name="Standard">1 Einleitung<text:tab/></text:p>
      <text:p text:style-name="P8">1.1 Zweck des Dokuments<text:tab/>5</text:p>
      <text:p text:style-name="P8">1.2 Begriffsbestimmungen und Abkürzungen<text:tab/>5</text:p>
      <text:p text:style-name="P8">1.3 Überblick über das Dokument<text:tab/>6</text:p>
      <text:p text:style-name="Standard"/>
      <text:p text:style-name="Standard">2 Allgemeine Beschreibung des Produkts<text:tab/>7</text:p>
      <text:p text:style-name="P8">2.1 Zweck des Produkts<text:tab/>7</text:p>
      <text:p text:style-name="P8">2.2 Überblick über die geforderte Funktionalität<text:tab/>7</text:p>
      <text:p text:style-name="P8">2.3 Allgemeine Einschränkungen<text:tab/>7</text:p>
      <text:p text:style-name="P8">2.4 Vorgaben zu Hardware und Software<text:tab/>8</text:p>
      <text:p text:style-name="P8">2.5 Benutzer des Produkts<text:tab/>8</text:p>
      <text:p text:style-name="Standard"/>
      <text:p text:style-name="Standard">3 Detaillierte Beschreibung der geforderten Produktmerkmale<text:tab/>9</text:p>
      <text:p text:style-name="P8">3.2 Abläufe (Szenarien) von Interaktionen mit der Umgebung<text:tab/>9</text:p>
      <text:p text:style-name="P8">3.3 Ziele des Benutzers<text:tab/>10</text:p>
      <text:p text:style-name="P8">3.4 Geforderte Funktionen des Produkts<text:tab/>10</text:p>
      <text:p text:style-name="P9">3.4.1 &lt;Funktion Bezeichnung a&gt;<text:tab/>11</text:p>
      <text:p text:style-name="P9">3.4.1.1 Wirkungsweise von &lt;Funktion Bezeichnung a&gt;<text:tab/>11</text:p>
      <text:p text:style-name="P9">3.4.1.2 Abhängigkeiten / Randbedingungen<text:tab/>11</text:p>
      <text:p text:style-name="P9">3.4.2 &lt;Funktion Bezeichnung b&gt;<text:tab/>11</text:p>
      <text:p text:style-name="P8">3.5 Externe Schnittstellen des Produkts<text:tab/>11</text:p>
      <text:p text:style-name="P9">3.5.1 Benutzerschnittstellen (User Interfaces)<text:tab/>11</text:p>
      <text:p text:style-name="P9">3.5.2 Systemschnittstellen<text:tab/>12</text:p>
      <text:p text:style-name="P9">3.5.2.1 &lt;Schnittstelle a&gt;<text:tab/>12</text:p>
      <text:p text:style-name="P9">3.5.2.2 &lt;Schnittstelle b&gt;<text:tab/>12</text:p>
      <text:p text:style-name="P8">3.6 Sonstige geforderte Produktmerkmale<text:tab/>12</text:p>
      <text:p text:style-name="P9">3.6.1 Geschwindigkeitsmerkmale (performance)<text:tab/>13</text:p>
      <text:p text:style-name="P9">3.6.2 Ressourcenmerkmale (resource)<text:tab/>13</text:p>
      <text:p text:style-name="P9">3.6.3 Schutzmerkmale (security)<text:tab/>13</text:p>
      <text:p text:style-name="P9">3.6.4 Sicherheitsmerkmale (safety)<text:tab/>13</text:p>
      <text:p text:style-name="P9">3.6.5 Portabilitätsmerkmale (portability)<text:tab/>13</text:p>
      <text:p text:style-name="P9">3.6.6 Stabilitätsmerkmale (reliability)<text:tab/>14</text:p>
      <text:p text:style-name="P9">3.6.7 Wartungsmerkmale (maintenance)<text:tab/>14</text:p>
      <text:p text:style-name="P9">3.6.8 Wiederverwendbarkeitsmerkmale (reuse)<text:tab/>14</text:p>
      <text:p text:style-name="P9">3.6.9 Benutzbarkeitsmerkmale (usability)<text:tab/>14</text:p>
      <text:p text:style-name="Standard"/>
      <text:p text:style-name="Standard">4 Vorgaben an die Projektabwicklung<text:tab/>15</text:p>
      <text:p text:style-name="P8">4.1 Anforderungen an die Realisierung<text:tab/>15</text:p>
      <text:p text:style-name="P8">4.2 Fertige und zugekaufte Komponenten<text:tab/>15</text:p>
      <text:p text:style-name="P8">4.3 Abnahmebedingungen<text:tab/>16</text:p>
      <text:p text:style-name="Standard">5 Anhang<text:tab/>19</text:p>
      <text:p text:style-name="Standard"/>
      <text:h text:style-name="P48" text:outline-level="1"><text:soft-page-break/>Hinweise</text:h>
      <text:p text:style-name="P10"><text:bookmark-start text:name="a2.7"/><text:span text:style-name="T3">Zweck des Dokuments<text:line-break/></text:span><text:span text:style-name="T12">Der Zweck dieses Dokuments ist es, einen näheren Überblick über die Ausführung folgendes Projektes zu geben. </text:span><text:span text:style-name="T13">Es soll ein System implementiert werden, in dem mit einer Tankkarte getankt werden kann.</text:span></text:p>
      <text:p text:style-name="P24"><text:span text:style-name="T3">Begriffsbestimmungen und Abkürzungen</text:span></text:p>
      <text:list xml:id="list2297295293" text:style-name="L3">
        <text:list-item>
          <text:p text:style-name="P25"><text:span text:style-name="T17">embedded system – Ein vollständiges Computersystem, welches auf eine Chipkarte passt. Extrem klein und vielseitig im Einsatz</text:span></text:p>
        </text:list-item>
        <text:list-item>
          <text:p text:style-name="P26"><text:span text:style-name="T14">ARM – Advanced RISC Machine. Chipsatz, welcher vor allem auf embedded systems Verwendung findet.</text:span></text:p>
        </text:list-item>
        <text:list-item>
          <text:p text:style-name="P27"><text:span text:style-name="T14">Gcc – Gnu C Compiler. Ein Standardcompiler unter Linux, welcher vor allem für cross-compiling geeignet ist.</text:span></text:p>
        </text:list-item>
        <text:list-item>
          <text:p text:style-name="P27"><text:span text:style-name="T14">Cross-Compiler – Ein Compiler welcher für andere System, als seine eigene Systemarchitektur Programme erstellen kann.</text:span></text:p>
        </text:list-item>
      </text:list>
      <text:p text:style-name="P17"><text:span text:style-name="T18">Überblick über das Dokument</text:span></text:p>
      <text:p text:style-name="P20">Nach dieser Einleitung ist das Pflichtenheft nach folgenden Punkten aufgebaut:</text:p>
      <text:list xml:id="list1397646783" text:style-name="L1">
        <text:list-item>
          <text:p text:style-name="P21">Eine allgemeine Beschreibung, welche das Produkt in seiner Ganzheit beschreibt.</text:p>
        </text:list-item>
        <text:list-item>
          <text:p text:style-name="P21">Eine detailierte Beschreibung, welche näher auf das Produkt eingeht und von geforderten Funktionen bis hin zu externen Schnittstellen geht.</text:p>
        </text:list-item>
        <text:list-item>
          <text:p text:style-name="P21">Eine Auflistung aller Vorgaben an die Projektrealisierung, um den Übergang in die echte Welt so reibungslos wie möglich zu gestalten.</text:p>
        </text:list-item>
      </text:list>
      <text:p text:style-name="P10"><text:span text:style-name="T3">Zweck des Produkts<text:line-break/></text:span><text:span text:style-name="T15">Das Produkt soll eingesetzt werden, um das Tanken einfacher zu gestalten als bisher. </text:span><text:span text:style-name="T16">Sollte dies jedoch nicht gelingen, gibt es immer noch eine Telefonleitung an die man sich in deratigem Falle wenden kann.</text:span></text:p>
      <text:p text:style-name="P23"><text:span text:style-name="T3">Überblick über die geforderte Funktionalität<text:line-break/></text:span><text:span text:style-name="T7">Das Ziel dieses Projekts ist es, ein System zu entwickeln, in dem Benutzer mit einer Tankkarte tanken können. </text:span><text:span text:style-name="T8">Tankungen sollen in ein ERP-System übernommen werden. Aufgrunddessen sollen die Monatslimits und Kundenlimits errechnet werden.</text:span><text:span text:style-name="T9"> Sollte die Onlineüberprüfung nicht möglich sein, wird eine externe Hotline zur Verfügung gestellt. </text:span><text:span text:style-name="T10">Diese Daten werden gesammelt und am Schluss in eine Datenbank übertragen. </text:span><text:span text:style-name="T11">Am Ende des Tages wird verrechnet.</text:span></text:p>
      <text:p text:style-name="P18">Allgemeine Einschränkungen</text:p>
      <text:list xml:id="list936659229" text:style-name="L2">
        <text:list-item>
          <text:p text:style-name="P22"><text:soft-page-break/>Es können nicht mehr als 20 Anrufe täglich entgegen genommen werden.</text:p>
        </text:list-item>
      </text:list>
      <text:p text:style-name="P46"/>
      <text:p text:style-name="P47"/>
      <text:p text:style-name="P18">Vorgaben zu Hardware und Software<text:bookmark-end text:name="a2.7"/></text:p>
      <text:list xml:id="list491125416" text:style-name="WW8Num12">
        <text:list-item>
          <text:p text:style-name="P28">In welcher HW-Umgebung soll das Zielsystem laufen?</text:p>
          <text:list>
            <text:list-item>
              <text:p text:style-name="P29">Die Datenbank soll auf einem Standardserver laufen</text:p>
            </text:list-item>
            <text:list-item>
              <text:p text:style-name="P29">Das System an den Tankstellen soll auf einem „embedded system“ ARM-Chip laufen</text:p>
            </text:list-item>
          </text:list>
        </text:list-item>
        <text:list-item>
          <text:p text:style-name="P28">In welcher SW-Umgebung soll das Zielsystem laufen?</text:p>
          <text:list>
            <text:list-item>
              <text:p text:style-name="P28"/>
            </text:list-item>
          </text:list>
        </text:list-item>
        <text:list-item>
          <text:p text:style-name="P28">In welcher HW-Umgebung soll das System entwickelt werden?</text:p>
          <text:list>
            <text:list-item>
              <text:p text:style-name="P30">Standardrechner</text:p>
            </text:list-item>
          </text:list>
        </text:list-item>
        <text:list-item>
          <text:p text:style-name="P44">In welcher SW-Umgebung soll das System entwickelt werden (Betriebssysteme, Entwicklungstools, etc.)?</text:p>
          <text:list>
            <text:list-item>
              <text:p text:style-name="P45">Linux-Umgebung (da es einfacher ist, mit <text:span text:style-name="T18">gcc </text:span><text:span text:style-name="T23">cross-compiler zu bauen)</text:span></text:p>
            </text:list-item>
            <text:list-item>
              <text:p text:style-name="P45"><text:span text:style-name="T23">Clion als als Entwicklungsumgebung, da meißte Sachen schon integriert.</text:span></text:p>
            </text:list-item>
          </text:list>
        </text:list-item>
      </text:list>
      <text:p text:style-name="P19">Benutzer des Produkts</text:p>
      <text:list xml:id="list160223637907624" text:continue-numbering="true" text:style-name="WW8Num12">
        <text:list-item>
          <text:p text:style-name="P31"><text:span text:style-name="T25">Auto- und LKW-Fahrer</text:span></text:p>
          <text:p text:style-name="P31"/>
        </text:list-item>
      </text:list>
      <text:p text:style-name="P4">Produktmerkmale</text:p>
      <text:list xml:id="list589548123" text:style-name="L4">
        <text:list-item>
          <text:p text:style-name="P12">Die Daten werden in einer Datenbank gespeichert.</text:p>
        </text:list-item>
        <text:list-item>
          <text:p text:style-name="P12">Eine Telefonleitung ist für Probleme zur Verfügung gestellt.</text:p>
        </text:list-item>
        <text:list-item>
          <text:p text:style-name="P12">Es wird eine Tankkarte für den Tankvorgang benutzt.</text:p>
        </text:list-item>
        <text:list-item>
          <text:p text:style-name="P12">Einmal täglich wird abgerechnet.</text:p>
        </text:list-item>
        <text:list-item>
          <text:p text:style-name="P12">Durch eine Web <text:span text:style-name="T26">Applikation kann auf die Daten der Tankkarte zugegriffen werden.</text:span></text:p>
        </text:list-item>
        <text:list-item>
          <text:p text:style-name="P13">Die Telefonzentrale gibt Releasecodes aus.</text:p>
        </text:list-item>
        <text:list-item>
          <text:p text:style-name="P14">Änderungen an den Datensätzen sind nur durch Mitarbeiter möglich.</text:p>
        </text:list-item>
        <text:list-item>
          <text:p text:style-name="P15">Es sind Monats- und Tageslimits vorgesehen, welche von den Fahrern nicht überschritten werden dürfen.</text:p>
        </text:list-item>
      </text:list>
      <text:p text:style-name="P16"/>
      <text:p text:style-name="P4"><text:soft-page-break/>Abläufe</text:p>
      <text:p text:style-name="P4"/>
      <text:p text:style-name="P5">Hier sollen typische Abläufe beschrieben werden, wie ein (oder mehrere) Benutzer bzw. ein anderes System in der Umgebung des zu erstellenden Produkts mit diesem interagieren. Solche Abläufe werden oft auch als Szenarien bezeichnet.</text:p>
      <text:p text:style-name="P5"/>
      <text:list xml:id="list1287409288" text:style-name="WW8Num5">
        <text:list-item>
          <text:p text:style-name="P6">Alle vom Produkt durchzuführenden Aktionen müssen mittels entsprechender Funktionen realisiert werden können. Auf diese sollte so genau wie möglich und explizit verwiesen werden</text:p>
        </text:list-item>
        <text:list-item>
          <text:p text:style-name="P6">Alle Szenarien sollten ein oder mehrere Ziele verfolgen.</text:p>
        </text:list-item>
        <text:list-item>
          <text:p text:style-name="P6">Jedes der unten zu beschreibenden Ziele des Benutzers sollte durch mindestens einen Ablauf erreicht werden können.</text:p>
        </text:list-item>
      </text:list>
      <text:p text:style-name="P5"/>
      <text:p text:style-name="P5"/>
      <text:p text:style-name="P4">Ziele des Benutzers</text:p>
      <text:p text:style-name="P4"/>
      <text:p text:style-name="P5">Hier sollen alle Ziele des Benutzers beschrieben werden, welche durch die in den Szenarien oben beschriebenen Interaktionen mit dem Produkt erreicht werden</text:p>
      <text:p text:style-name="P5"/>
      <text:p text:style-name="P10"><text:span text:style-name="T3">Geforderte Funktionen des Produkts<text:line-break/></text:span><text:span text:style-name="T6">Hier muß detailliert beschrieben werden, was das zu erstellende Produkt leisten soll (es geht dabei um eine Beschreibung aus Sicht der Reaktionen des Systems, wobei die Anforderungen aus den Abläufen abgebildet werden müssen). </text:span></text:p>
      <text:p text:style-name="P10"><text:span text:style-name="T6">Diese Beschreibung muß mit dem Überblick über die geforderte Funktionalität (in </text:span><text:a xlink:type="simple" xlink:href="../../../../../../../../C:%5Cdata%5CHTLWels%5CFächer%5CPPM5%5CPPM-5ahits%5Csiemens%20templates%5CSEM%5Csem.siemens.at%5Cstdsem%5Cp_defi%5Cte2_cl.htm#a2" text:style-name="Internet_20_link" text:visited-style-name="Visited_20_Internet_20_Link"><text:span text:style-name="T21">Kapitel 2</text:span></text:a><text:span text:style-name="T6">) übereinstimmen.</text:span></text:p>
      <text:p text:style-name="P17">Für die Beschreibung eignet sich üblicherweise eine hierarchische Gliederung der Funktionen (Funktionsbaum). Für die hierarchische Gliederung bieten sich grundsätzlich zwei Arten an:</text:p>
      <text:list xml:id="list282240196" text:style-name="WW8Num11">
        <text:list-item>
          <text:p text:style-name="P32">Wenn auf allen Ebenen konkrete Funktionen beschrieben werden, geht es darum, die Teilfunktionen den übergeordneten zusammengesetzten Funktionen zuzuordnen.<text:line-break/>(z.B. setzt sich die konkrete Funktion "Identifizierung eines Bankkunden" (unter anderem) aus den konkreten Funktionen "Aufforderung zum Eingeben eines Codes" und "Überprüfen eines eingegebenen Codes" zusammen.)</text:p>
        </text:list-item>
        <text:list-item>
          <text:p text:style-name="P38">Wenn nur auf unterster Ebene konkrete Funktionen beschrieben werden, dann geht es darum, Klassen solcher Funktionen zu definieren und die konkreten Funktionen den entsprechenden Klassen zuzuordnen.<text:line-break/>(z.B. enthält die Klasse von "Funktionen zur Identifizierung eines Bankkunden" durch einen Bankomaten die konkreten Funktionen "Aufforderung zum Eingeben eines Codes" und "Überprüfen eines eingegebenen Codes".)</text:p>
        </text:list-item>
      </text:list>
      <text:p text:style-name="Standard"><text:span text:style-name="T6">Wenn eine zusammengesetzte Funktion (wie in diesem Beispiel "Identifizierung eines Bankkunden") bei Ihrer Durchführung Interaktionen mit dem Benutzer erfordert (hier das Eingeben des Codes), dann ist es möglicherweise günstiger, die hierarchische Gliederung gemäß der zweiten Art mittels Klassen von Funktionen durchzuführen. In diesem Fall sollte jede solche Klasse (im Beispiel "Funktionen zur Identifizierung eines Bankkunden") einen eigenen Unterabschnitt des Dokuments ausmachen, in dem die zugehörigen konkreten </text:span><text:soft-page-break/><text:span text:style-name="T6">Funktionen beschrieben werden. Grundsätzlich ist es auch möglich und oft sinnvoll, zu solchen Klassen von Funktionen speziellere Unterklassen zu definieren, um eine tiefergehende hierarchische Gliederung zu erreichen.</text:span></text:p>
      <text:p text:style-name="P17">Jede Beschreibung einer konkreten Funktion muß eine eindeutige Bezeichnung, eine Beschreibung (Wirkungsweise nach außen) und, falls vorhanden, Abhängigkeiten und Randbedingungen enthalten.</text:p>
      <text:p text:style-name="P10"><text:bookmark-start text:name="a3.4.1"/><text:span text:style-name="T3">3.4.1 &lt;Funktion Bezeichnung a&gt;</text:span><text:bookmark-end text:name="a3.4.1"/><text:span text:style-name="T3"><text:line-break/></text:span><text:span text:style-name="T6">Jede Funktion muß eine eindeutige Bezeichnung haben. Diese Bezeichnung sollte im Lebenslauf des Projekts (also Entwurf, Realisierung, usw.) wiedergefunden werden. </text:span></text:p>
      <text:p text:style-name="P10"><text:bookmark-start text:name="a3.4.1.1"/><text:span text:style-name="T3">3.4.1.1 </text:span><text:span text:style-name="T4">Wirkungsweise von &lt;Funktion Bezeichnung a&gt;</text:span><text:bookmark-end text:name="a3.4.1.1"/><text:span text:style-name="T6"><text:line-break/>Hier muß die Wirkungsweise der Funktion beschrieben werden, im Sinne des Effekts, den das zu erstellende Produkt mittels dieser Funktion auf seine Umgebung hat. Dies sollte in jedem Fall so detailliert geschehen, daß nur eine (1) Interpretation der Wirkungsweise der Funktion möglich ist.</text:span></text:p>
      <text:p text:style-name="P10"><text:bookmark-start text:name="a3.4.1.2"/><text:span text:style-name="T3">3.4.1.2 </text:span><text:span text:style-name="T4">Abhängigkeiten / Randbedingungen</text:span><text:bookmark-end text:name="a3.4.1.2"/><text:span text:style-name="T6"><text:line-break/>Alle ggf. existierenden Abhängigkeiten bzw. Zusammenhänge mit anderen Funktionen müssen hier festgehalten werden. Damit soll erreicht werden, daß bei Änderungen einer hier beschriebenen Funktion auch diese abhängigen Funktionen gezielt betrachtet werden können. Darüber hinaus sollen ev. Redundanzen bzw. insbesondere Widersprüche vermieden werden.</text:span></text:p>
      <text:p text:style-name="P17">Sollte es zu einer hier beschriebenen Funktion wesentliche Randbedingungen geben (wie z.B. bezüglich der Geschwindigkeit des Produkts bei deren Erfüllung, dann müssen diese unten bei den sonstigen Produktmerkmalen beschrieben und von hier aus referenziert werden (z.B. mit einem Verweis auf das entsprechende Geschwindigkeitsmerkmal).</text:p>
      <text:p text:style-name="P10"><text:span text:style-name="T3">3.4.2 &lt;Funktion Bezeichnung b&gt;<text:line-break/></text:span><text:span text:style-name="T6">....</text:span></text:p>
      <text:p text:style-name="P10"><text:bookmark-start text:name="a3.5"/><text:span text:style-name="T3">3.5 Externe Schnittstellen des Produkts</text:span><text:bookmark-end text:name="a3.5"/><text:span text:style-name="T3"><text:line-break/></text:span><text:span text:style-name="T6">Hier müssen alle Benutzerschnittstellen und alle Schnittstellen des zu erstellenden Produkts zu Systemen in seiner Umgebung beschrieben werden. </text:span></text:p>
      <text:p text:style-name="P17">Das externe Verhalten im Sinne der Interaktionen des zu erstellenden Produkts mit seiner Umgebung sollte bereits oben in Form von Szenarien beschrieben sein. Hier geht es primär darum zu beschreiben, wie die konkreten Schnittstellen aussehen und funktionieren.</text:p>
      <text:p text:style-name="P10"><text:bookmark-start text:name="a3.5.1"/><text:span text:style-name="T3">3.5.1 Benutzerschnittstellen</text:span><text:bookmark-end text:name="a3.5.1"/><text:span text:style-name="T3"> (User Interfaces)<text:line-break/></text:span><text:span text:style-name="T6">Hier muß beschrieben werden, in welcher Form das Produkt mit den Benutzern kommuniziert. Bei Anwendungen mit graphischem User Interface sollte sich die Gliederung an dessen sichtbaren Elementen orientieren.<text:line-break/>Für die Beschreibung der Benutzerschnittstellen empfiehlt sich eine Aufteilung in einen allgemeinen Teil mit Hinweisen auf den generellen Aufbau der Benutzerschnittstelle (z.B. "Aufteilung in Menü/Bild/Statuszeile", "wie sind Help-Seiten aufgebaut?", "Verwendung von </text:span><text:soft-page-break/><text:span text:style-name="T6">OK/Abbruchbutton" usw.) und in spezielle Teilbeschreibungen mit den einzelnen Teilen der Benutzerschnittstelle (z.B. Eingabemasken, Menüs, usw.). </text:span></text:p>
      <text:p text:style-name="P10"><text:span text:style-name="T6">Es sollte hier allerdings nicht beschrieben werden, wie die Benutzerschnittstelle intern realisiert wird. Etwaige Vorgaben des Aufraggebers bezüglich zu verwendender Bibliotheken oder "GUI Builder" sollten unten in </text:span><text:a xlink:type="simple" xlink:href="../../../../../../../../C:%5Cdata%5CHTLWels%5CFächer%5CPPM5%5CPPM-5ahits%5Csiemens%20templates%5CSEM%5Csem.siemens.at%5Cstdsem%5Cp_defi%5Cte2_cl.htm#a4" text:style-name="Internet_20_link" text:visited-style-name="Visited_20_Internet_20_Link"><text:span text:style-name="T21">Kapitel 4</text:span></text:a><text:span text:style-name="T6"> beschrieben werden.</text:span></text:p>
      <text:p text:style-name="P17">Außerdem können hier Verweise auf Prototypen oder Lösungsstudien stehen (immer häufiger werden Benutzerschnittstellen ja nicht "auf dem Papier" definiert).</text:p>
      <text:p text:style-name="P17">Beispiele dafür, was zu beschreiben ist:</text:p>
      <text:list xml:id="list125979414" text:style-name="WW8Num4">
        <text:list-item>
          <text:p text:style-name="P33">Eingabedaten</text:p>
        </text:list-item>
        <text:list-item>
          <text:p text:style-name="P33">Dialog, Benutzerführung</text:p>
        </text:list-item>
        <text:list-item>
          <text:p text:style-name="P33">Kommandos, Steuerparameter</text:p>
        </text:list-item>
        <text:list-item>
          <text:p text:style-name="P33">Menüs</text:p>
        </text:list-item>
        <text:list-item>
          <text:p text:style-name="P33">Eingabemasken</text:p>
        </text:list-item>
        <text:list-item>
          <text:p text:style-name="P33">Grafik</text:p>
        </text:list-item>
        <text:list-item>
          <text:p text:style-name="P33">Ausgabedaten</text:p>
        </text:list-item>
        <text:list-item>
          <text:p text:style-name="P33">Protokolle, Listen</text:p>
        </text:list-item>
        <text:list-item>
          <text:p text:style-name="P33">Betriebsmeldungen</text:p>
        </text:list-item>
        <text:list-item>
          <text:p text:style-name="P33">Fehlerreaktionen</text:p>
        </text:list-item>
        <text:list-item>
          <text:p text:style-name="P33">Helptexte</text:p>
        </text:list-item>
        <text:list-item>
          <text:p text:style-name="P33">Bedienelemente (Anordnung, Funktion)</text:p>
        </text:list-item>
        <text:list-item>
          <text:p text:style-name="P39">Anzeigen und Signalisierung (Anordnung, Funktion)</text:p>
        </text:list-item>
      </text:list>
      <text:p text:style-name="P10"><text:span text:style-name="T3">3.5.2 Systemschnittstellen<text:line-break/></text:span><text:span text:style-name="T6">Hier müssen alle Schnittstellen zu Software- und Hardwaresystemen beschrieben werden, mit denen das zu erstellenden Produkt kommunizieren wird. Wesentlich dabei ist, daß jede solche Systemschnittstelle neben einer entsprechenden Bezeichnung auch eine Beschreibung der Kommunikationsart, des Datenformats und anderer Details enthält.</text:span></text:p>
      <text:p text:style-name="P10"><text:span text:style-name="T6">Ein grober Überblick sollte bereits in </text:span><text:a xlink:type="simple" xlink:href="../../../../../../../../C:%5Cdata%5CHTLWels%5CFächer%5CPPM5%5CPPM-5ahits%5Csiemens%20templates%5CSEM%5Csem.siemens.at%5Cstdsem%5Cp_defi%5Cte2_cl.htm#a2" text:style-name="Internet_20_link" text:visited-style-name="Visited_20_Internet_20_Link"><text:span text:style-name="T21">Kapitel 2</text:span></text:a><text:span text:style-name="T6"> dargestellt sein. Falls dieser aufgrund der Komplexität der Systemschnittstellen für deren genaues Verständnis nicht ausreichen, muß hier noch eine detailliertere Übersicht gegeben werden. In jedem Fall muß gewährleistet sein, daß die Zusammenhänge der im folgenden beschriebenen einzelnen Schnittstellen klar werden.</text:span></text:p>
      <text:p text:style-name="P10"><text:span text:style-name="T3">3.5.2.1 </text:span><text:span text:style-name="T4">&lt;Schnittstelle a&gt;</text:span></text:p>
      <text:list xml:id="list307940366" text:style-name="WW8Num3">
        <text:list-item>
          <text:p text:style-name="P34">Syntax/Semantik der Daten der Schnittstelle</text:p>
        </text:list-item>
        <text:list-item>
          <text:p text:style-name="P34">Datenformat</text:p>
        </text:list-item>
        <text:list-item>
          <text:p text:style-name="P34">Programmschnittstelle</text:p>
        </text:list-item>
        <text:list-item>
          <text:p text:style-name="P34">Übertragungsprotokolle</text:p>
        </text:list-item>
        <text:list-item>
          <text:p text:style-name="P40">Datenraten</text:p>
        </text:list-item>
      </text:list>
      <text:p text:style-name="P10"><text:soft-page-break/><text:span text:style-name="T3">3.5.2.2 </text:span><text:span text:style-name="T4">&lt;Schnittstelle b&gt;</text:span><text:span text:style-name="T6"><text:line-break/>....</text:span></text:p>
      <text:p text:style-name="P10"><text:bookmark-start text:name="a3.6"/><text:span text:style-name="T3">3.6 Sonstige geforderte Produktmerkmale</text:span><text:bookmark-end text:name="a3.6"/><text:span text:style-name="T3"><text:line-break/></text:span><text:span text:style-name="T6">Es geht hier um weitere Produktmerkmale (oft auch als Qualitätsmerkmale bezeichnet), die das Produkt genauer kennzeichnen und über Funktionen und Schnittstellen hinausgehen (alle zusätzlich zu erfüllenden Anforderungen). Um zu entscheiden, was hier wirklich niedergeschrieben werden muß, sollte man die unterschiedlichen Gründe für eine Beschreibung bedenken:</text:span></text:p>
      <text:list xml:id="list3409120723" text:style-name="WW8Num2">
        <text:list-item>
          <text:p text:style-name="P35">Explizite Anforderungen des Auftraggebers, deren Erfüllung hier versprochen wird.</text:p>
        </text:list-item>
        <text:list-item>
          <text:p text:style-name="P41">Weitere wichtige Produktmerkmale, auch wenn sie nicht explizit gefordert wurden (dies dient ganz wesentlich zur Absicherung beider Seiten, um Fehlinterpretationen und falsche Hoffnungen zu vermeiden): Die wenigsten Dinge sind wirklich so "selbstverständlich", wie man es sich in der eigenen Sichtweise vorstellt.</text:p>
        </text:list-item>
      </text:list>
      <text:p text:style-name="P17">Falls zu einem Teilkapitel keine Anforderungen vorliegen, so soll dies ebenfalls dokumentiert werden (z.B. "Keine besonderen Sicherheitsmerkmale gefordert").</text:p>
      <text:p text:style-name="P10"><text:bookmark-start text:name="a3.6.1"/><text:span text:style-name="T3">3.6.1 Geschwindigkeitsmerkmale (performance)</text:span><text:bookmark-end text:name="a3.6.1"/><text:span text:style-name="T3"><text:line-break/></text:span><text:span text:style-name="T6">Hier werden jene Eigenschaften beschrieben, welche die Geschwindigkeit des Produkts definieren (geforderte Werte). Dabei sind Standardformulierungen wie "rasche Antwortzeiten werden gefordert" zu vermeiden. Vielmehr sind exakte Werte einzusetzen.</text:span></text:p>
      <text:p text:style-name="P17">Einige Beispiele für Geschwindigkeitsmerkmale sind:</text:p>
      <text:list xml:id="list1164472503" text:style-name="WW8Num7">
        <text:list-item>
          <text:p text:style-name="P36">Realtime, Time-Sharing, Batch</text:p>
        </text:list-item>
        <text:list-item>
          <text:p text:style-name="P36">Reaktionszeiten/Antwortzeiten</text:p>
        </text:list-item>
        <text:list-item>
          <text:p text:style-name="P36">Anlaufzeiten</text:p>
        </text:list-item>
        <text:list-item>
          <text:p text:style-name="P36">Durchsatzrate</text:p>
        </text:list-item>
        <text:list-item>
          <text:p text:style-name="P42">Belegungsdauer</text:p>
        </text:list-item>
      </text:list>
      <text:p text:style-name="P10"><text:bookmark-start text:name="a3.6.2"/><text:span text:style-name="T3">3.6.2 Ressourcenmerkmale (resource)</text:span><text:bookmark-end text:name="a3.6.2"/><text:span text:style-name="T3"><text:line-break/></text:span><text:span text:style-name="T6">Hier werden Merkmale beschrieben, die angeben, mit welchem Bedarf an Ressourcen das zu erstellende Produkt auskommen muß. <text:line-break/>Dabei sind unexakte Formulierungen (siehe oben) zu vermeiden (Interpretationsspielraum!)</text:span></text:p>
      <text:p text:style-name="P17">Einige Beispiele für Ressourcenmerkmale sind:</text:p>
      <text:list xml:id="list3922089748" text:style-name="WW8Num9">
        <text:list-item>
          <text:p text:style-name="P37">Datenmengen</text:p>
        </text:list-item>
        <text:list-item>
          <text:p text:style-name="P37">CPU-BedarfCPU-Auslastung</text:p>
        </text:list-item>
        <text:list-item>
          <text:p text:style-name="P37">Hauptspeicher</text:p>
        </text:list-item>
        <text:list-item>
          <text:p text:style-name="P37">Peripheriespeicher</text:p>
        </text:list-item>
        <text:list-item>
          <text:p text:style-name="P37">Peripheriegeräte</text:p>
        </text:list-item>
        <text:list-item>
          <text:p text:style-name="P37">Ausgabemenge (z.B. Papier)</text:p>
        </text:list-item>
        <text:list-item>
          <text:p text:style-name="P43">Benötigtes Bedienpersonal (läuft das System unbedient oder muß jemand eventuelle Meldungen beantworten?)</text:p>
        </text:list-item>
      </text:list>
      <text:p text:style-name="P10"><text:bookmark-start text:name="a3.6.3"/><text:soft-page-break/><text:span text:style-name="T3">3.6.3 Schutzmerkmale (security)</text:span><text:bookmark-end text:name="a3.6.3"/><text:span text:style-name="T3"><text:line-break/></text:span><text:span text:style-name="T6">Hier müssen jene Merkmale beschrieben werden, die dem Schutz des Produkts gegen Eingriffe von außen dienen (gegen unberechtigten Zugriff, Integritätsverletzungen durch gleichzeitigen Dateizugriff, Einschränkungen der Lesezugriffe, Virenschutz usw.).</text:span></text:p>
      <text:p text:style-name="P10"><text:bookmark-start text:name="a3.6.4"/><text:span text:style-name="T3">3.6.4 Sicherheitsmerkmale (safety)</text:span><text:bookmark-end text:name="a3.6.4"/><text:span text:style-name="T3"><text:line-break/></text:span><text:span text:style-name="T6">Hier müssen alle Eigenschaften festgehalten werden, die der Sicherheit dienen. Damit sind jene Merkmale gemeint, welche die Schadensmöglichkeit nach einem Softwarefehler oder Systemausfall begrenzen. Dazu dienen z.B. alle Formen der Datensicherung oder Fehleraufsetzverhalten. Die Überlegungen zu Sicherheitsmerkmalen können hilfreich dabei sein, kritische Softwareteile zu identifizieren.</text:span></text:p>
      <text:p text:style-name="P10"><text:bookmark-start text:name="a3.6.5"/><text:span text:style-name="T3">3.6.5 Portabilitätsmerkmale (portability)</text:span><text:bookmark-end text:name="a3.6.5"/><text:span text:style-name="T3"><text:line-break/></text:span><text:span text:style-name="T6">Hier müssen ggf. alle Merkmale stehen, die eine Adaptierung oder Portierung des Produkts unterstützen, z.B. GUI-Tools, ANSI-C, oder ähnliches. Außerdem sollte - falls gefordert - auch auf alle Punkte, die bei einer Portierung oder Adaptierung von Interesse sind, explizit hingewiesen werden.</text:span></text:p>
      <text:p text:style-name="P10"><text:bookmark-start text:name="a3.6.6"/><text:span text:style-name="T3">3.6.6 Stabilitätsmerkmale (reliability)</text:span><text:bookmark-end text:name="a3.6.6"/><text:span text:style-name="T3"><text:line-break/></text:span><text:span text:style-name="T6">Hier müssen ggf. Eigenschaften definiert werden, die Aussagen über die Zuverlässigkeit und Verfügbarkeit des Produkts ermöglichen. Dies können z.B. sein: Ausfallzeiten in Minuten/Jahr, Mittlere Zeit zwischen dem Auftreten von Softwarefehlern (MTBF = MeanTime Between Failure) sein.</text:span></text:p>
      <text:p text:style-name="P10"><text:bookmark-start text:name="a3.6.7"/><text:span text:style-name="T3">3.6.7 Wartungsmerkmale (maintenance)</text:span><text:bookmark-end text:name="a3.6.7"/><text:span text:style-name="T3"><text:line-break/></text:span><text:span text:style-name="T6">Hier müssen ggf. Angaben zur Wartungsfreundlichkeit des Produkts stehen. Neben der Strukturierung von Komponenten, dem Einsatz von CASE-Tools, Design-Tools oder Designmethoden können dies auch Angaben zur mittleren Zeit für eine Softwarekorrektur (MTTR = MeanTime To Repair) sein</text:span><text:span text:style-name="T22">.</text:span></text:p>
      <text:p text:style-name="Standard"><text:bookmark-start text:name="a3.6.8"/><text:span text:style-name="T3">3.6.8 Wiederverwendbarkeitsmerkmale (reuse)</text:span><text:bookmark-end text:name="a3.6.8"/><text:span text:style-name="T3"><text:line-break/></text:span><text:span text:style-name="T6">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span><text:bookmark-start text:name="a3.6.9"/></text:p>
      <text:p text:style-name="P3"/>
      <text:p text:style-name="Standard"><text:span text:style-name="T3">3.6.9 Benutzbarkeitsmerkmale (Usability)</text:span><text:bookmark-end text:name="a3.6.9"/><text:span text:style-name="T3"><text:line-break/></text:span><text:span text:style-name="T6">Hier müssen ggf. vom Kunden geforderte oder implizit aufgrund der Benutzerklassen (siehe </text:span><text:a xlink:type="simple" xlink:href="../../../../../../../../C:%5Cdata%5CHTLWels%5CFächer%5CPPM5%5CPPM-5ahits%5Csiemens%20templates%5CSEM%5Csem.siemens.at%5Cstdsem%5Cp_defi%5Cte2_cl.htm#a2" text:style-name="Internet_20_link" text:visited-style-name="Visited_20_Internet_20_Link"><text:span text:style-name="T21">Kapitel 2</text:span></text:a><text:span text:style-name="T6">) zu fordernde Merkmale zur Benutzbarkeit angegeben werden. Dies können z.B. Angaben darüber sein, wieviele "</text:span><text:span text:style-name="T4">Usability Probleme</text:span><text:span text:style-name="T6">" bei einem "</text:span><text:span text:style-name="T4">Usability Test</text:span><text:span text:style-name="T6">" mit tatsächlichen Benutzern im Rahmen der Abnahmetests maximal auftreten dürfen. (Dabei ist auch anzugeben, daß diese tatsächlichen Benutzer etwa aus einer Benutzerklasse mit geringer Erfahrung mit der Benutzung von graphischen Benutzerschnittstellen stammen.)</text:span></text:p>
      <text:p text:style-name="P5"/>
      <text:p text:style-name="P11"/>
      <text:p text:style-name="P7"><text:bookmark-start text:name="a4.1"/><text:soft-page-break/>Anforderungen an die Realisierung<text:bookmark-end text:name="a4.1"/></text:p>
      <text:p text:style-name="Standard">Hier müssen alle Voraussetzungen und Bedingungen für die Realisierung des Produkts im Rahmen der Projektabwicklung aufgeführt werden. Dazu zählen HW, SW, Tools, Methoden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Standard_20__28_Web_29_" style:display-name="Standard (Web)"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c721d" officeooo:paragraph-rsid="001c721d"/>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ukas Schmidt<text:tab/>4AHIT<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meta:initial-creator>
    <meta:creation-date>2013-11-25T12:20:00</meta:creation-date>
    <dc:date>2018-12-18T16:02:23.298338071</dc:date>
    <meta:editing-cycles>22</meta:editing-cycles>
    <meta:editing-duration>PT1H28M8S</meta:editing-duration>
    <meta:generator>LibreOffice/6.0.7.3.0$Linux_X86_64 LibreOffice_project/00m0$Build-3</meta:generator>
    <meta:document-statistic meta:table-count="0" meta:image-count="0" meta:object-count="0" meta:page-count="10" meta:paragraph-count="156" meta:word-count="2128" meta:character-count="16343" meta:non-whitespace-character-count="14423"/>
  </office:meta>
</office:document-meta>
</file>